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6" style:family="graphic" style:parent-style-name="standard">
      <style:graphic-properties draw:stroke="solid" draw:stroke-dash="Fine_20_Dashed"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1"><text:span text:style-name="T1">-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1"><text:span text:style-name="T1">-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1"><text:span text:style-name="T1">-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1"><text:span text:style-name="T1">-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1"><text:span text:style-name="T1">-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1"><text:span text:style-name="T1">-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1"><text:span text:style-name="T1">-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1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1"><text:span text:style-name="T1">-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1"><text:span text:style-name="T1">-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1"><text:span text:style-name="T1">-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1"><text:span text:style-name="T1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34cm" svg:height="1.673cm" svg:x="28.403cm" svg:y="12.7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2.7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4.3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5.9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7.5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3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5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6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8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0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1.6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3.2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4.8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22.0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34cm" svg:height="1.673cm" svg:x="36.403cm" svg:y="19.17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4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  <draw:custom-shape draw:style-name="gr5" draw:text-style-name="P1" draw:layer="layout" svg:width="1.566cm" svg:height="1.6cm" svg:x="9.937cm" svg:y="12.7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66cm" svg:height="1.6cm" svg:x="28.437cm" svg:y="11.1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cm" svg:height="9.6cm" svg:x="3.503cm" svg:y="3.1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9-11T19:04:57.515644788</dc:date>
    <dc:creator>elucterio </dc:creator>
    <meta:editing-duration>PT17H15M19S</meta:editing-duration>
    <meta:editing-cycles>51</meta:editing-cycles>
    <meta:generator>LibreOffice/4.2.8.2$Linux_X86_64 LibreOffice_project/420m0$Build-2</meta:generator>
    <meta:document-statistic meta:object-count="225"/>
  </office:meta>
</office:document-meta>
</file>